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 style:list-style-name="L2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 style:list-style-name="L4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 style:parent-style-name="Standard" style:list-style-name="L4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 style:parent-style-name="Standard" style:list-style-name="L5">
      <style:paragraph-properties style:text-autospace="none"/>
    </style:style>
    <style:style style:name="P13" style:family="paragraph" style:parent-style-name="Standard" style:list-style-name="L6">
      <style:paragraph-properties style:text-autospace="none"/>
    </style:style>
    <style:style style:name="P14" style:family="paragraph" style:parent-style-name="Standard" style:list-style-name="L7">
      <style:paragraph-properties style:text-autospace="none"/>
    </style:style>
    <style:style style:name="P15" style:family="paragraph" style:parent-style-name="Standard" style:list-style-name="L8">
      <style:paragraph-properties style:text-autospace="none"/>
    </style:style>
    <style:style style:name="P16" style:family="paragraph" style:parent-style-name="Standard" style:list-style-name="L9">
      <style:paragraph-properties style:text-autospace="none"/>
    </style:style>
    <style:style style:name="P17" style:family="paragraph" style:parent-style-name="Standard" style:list-style-name="L10">
      <style:paragraph-properties style:text-autospace="none"/>
    </style:style>
    <style:style style:name="P18" style:family="paragraph" style:parent-style-name="Standard" style:list-style-name="L11">
      <style:paragraph-properties style:text-autospace="none"/>
    </style:style>
    <style:style style:name="P19" style:family="paragraph" style:parent-style-name="Standard" style:list-style-name="L12">
      <style:paragraph-properties style:text-autospace="none"/>
    </style:style>
    <style:style style:name="P20" style:family="paragraph" style:parent-style-name="Standard" style:list-style-name="L13">
      <style:paragraph-properties style:text-autospace="none"/>
    </style:style>
    <style:style style:name="P21" style:family="paragraph" style:parent-style-name="Standard" style:list-style-name="L14">
      <style:paragraph-properties style:text-autospace="none"/>
    </style:style>
    <style:style style:name="P22" style:family="paragraph" style:parent-style-name="Standard" style:list-style-name="L16">
      <style:paragraph-properties style:text-autospace="none"/>
    </style:style>
    <style:style style:name="P23" style:family="paragraph" style:parent-style-name="Preformatted_20_Text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4" style:family="paragraph" style:parent-style-name="Preformatted_20_Text" style:list-style-name="L2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5" style:family="paragraph" style:parent-style-name="Preformatted_20_Text" style:list-style-name="L3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6" style:family="paragraph" style:parent-style-name="Preformatted_20_Text" style:list-style-name="L4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7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font-variant="normal" fo:text-transform="none" fo:color="#24292e" style:font-name="apple-system" fo:font-size="10.1000003814697pt" fo:letter-spacing="normal" fo:font-style="normal" fo:font-weight="normal"/>
    </style:style>
    <style:style style:name="T3" style:family="text">
      <style:text-properties fo:font-variant="normal" fo:text-transform="none" fo:color="#24292e" style:font-name="SFMono-Regular" fo:font-size="8.19999980926514pt" fo:letter-spacing="normal" fo:font-style="normal" fo:font-weight="normal" fo:background-color="transparent"/>
    </style:style>
    <style:style style:name="T4" style:family="text">
      <style:text-properties fo:font-variant="normal" fo:text-transform="none" fo:color="#24292e" style:font-name="SFMono-Regular" fo:font-size="8.19999980926514pt" fo:letter-spacing="normal" fo:font-style="normal" fo:font-weight="normal" fo:background-color="transparent" style:font-size-asian="11pt" style:font-size-complex="11pt"/>
    </style:style>
    <style:style style:name="T5" style:family="text">
      <style:text-properties fo:font-variant="normal" fo:text-transform="none" fo:color="#24292e" fo:letter-spacing="normal" fo:background-color="transparent"/>
    </style:style>
    <style:style style:name="T6" style:family="text">
      <style:text-properties style:text-underline-style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/></text:p>
      <text:p text:style-name="P2"><text:span text:style-name="T2">The air acrgo action chema is as follows:</text:span></text:p>
      <text:p text:style-name="P2"><text:span text:style-name="T2"/></text:p>
      <text:p text:style-name="P23"><text:span text:style-name="Source_20_Text"><text:span text:style-name="T3">Action(Load(c, p, a),</text:span></text:span></text:p>
      <text:p text:style-name="P27"><text:span text:style-name="Source_20_Text"><text:span text:style-name="T5"><text:s text:c="8"/></text:span></text:span><text:span text:style-name="Source_20_Text"><text:span text:style-name="T3">PRECOND: At(c, a) ∧ At(p, a) ∧ Cargo(c) ∧ Plane(p) ∧ Airport(a)</text:span></text:span></text:p>
      <text:p text:style-name="P27"><text:span text:style-name="Source_20_Text"><text:span text:style-name="T5"><text:s text:c="8"/></text:span></text:span><text:span text:style-name="Source_20_Text"><text:span text:style-name="T3">EFFECT: ¬ At(c, a) ∧ In(c, p))</text:span></text:span></text:p>
      <text:p text:style-name="P27"><text:span text:style-name="Source_20_Text"><text:span text:style-name="T3">Action(Unload(c, p, a),</text:span></text:span></text:p>
      <text:p text:style-name="P27"><text:span text:style-name="Source_20_Text"><text:span text:style-name="T5"><text:s text:c="8"/></text:span></text:span><text:span text:style-name="Source_20_Text"><text:span text:style-name="T3">PRECOND: In(c, p) ∧ At(p, a) ∧ Cargo(c) ∧ Plane(p) ∧ Airport(a)</text:span></text:span></text:p>
      <text:p text:style-name="P27"><text:span text:style-name="Source_20_Text"><text:span text:style-name="T5"><text:s text:c="8"/></text:span></text:span><text:span text:style-name="Source_20_Text"><text:span text:style-name="T3">EFFECT: At(c, a) ∧ ¬ In(c, p))</text:span></text:span></text:p>
      <text:p text:style-name="P27"><text:span text:style-name="Source_20_Text"><text:span text:style-name="T3">Action(Fly(p, from, to),</text:span></text:span></text:p>
      <text:p text:style-name="P27"><text:span text:style-name="Source_20_Text"><text:span text:style-name="T5"><text:s text:c="8"/></text:span></text:span><text:span text:style-name="Source_20_Text"><text:span text:style-name="T3">PRECOND: At(p, from) ∧ Plane(p) ∧ Airport(from) ∧ Airport(to)</text:span></text:span></text:p>
      <text:p text:style-name="P27"><text:span text:style-name="Source_20_Text"><text:span text:style-name="T5"><text:s text:c="8"/></text:span></text:span><text:span text:style-name="Source_20_Text"><text:span text:style-name="T3">EFFECT: ¬ At(p, from) ∧ At(p, to))</text:span></text:span></text:p>
      <text:p text:style-name="P2">The air cargo problems are defined as folows:</text:p>
      <text:list xml:id="list2569387651032359610" text:style-name="L2">
        <text:list-item>
          <text:p text:style-name="P4">Air Cargo Problem 1:</text:p>
          <text:p text:style-name="P24"><text:span text:style-name="Source_20_Text"><text:span text:style-name="T3">Init(At(C1, SFO) ∧ At(C2, JFK) </text:span></text:span></text:p>
        </text:list-item>
      </text:list>
      <text:p text:style-name="P27"><text:span text:style-name="Source_20_Text"><text:span text:style-name="T5"><text:s text:c="8"/>∧ </text:span></text:span><text:span text:style-name="Source_20_Text"><text:span text:style-name="T3">At(P1, SFO) ∧ At(P2, JFK) </text:span></text:span></text:p>
      <text:p text:style-name="P27"><text:span text:style-name="Source_20_Text"><text:span text:style-name="T5"><text:s text:c="8"/>∧ </text:span></text:span><text:span text:style-name="Source_20_Text"><text:span text:style-name="T3">Cargo(C1) ∧ Cargo(C2) </text:span></text:span></text:p>
      <text:p text:style-name="P27"><text:span text:style-name="Source_20_Text"><text:span text:style-name="T5"><text:s text:c="8"/>∧ </text:span></text:span><text:span text:style-name="Source_20_Text"><text:span text:style-name="T3">Plane(P1) ∧ Plane(P2)</text:span></text:span></text:p>
      <text:p text:style-name="P27"><text:span text:style-name="Source_20_Text"><text:span text:style-name="T5"><text:s text:c="8"/>∧ </text:span></text:span><text:span text:style-name="Source_20_Text"><text:span text:style-name="T3">Airport(JFK) ∧ Airport(SFO))</text:span></text:span></text:p>
      <text:p text:style-name="P27"><text:span text:style-name="Source_20_Text"><text:span text:style-name="T3"><text:tab/>Goal(At(C1, JFK) ∧ At(C2, SFO))</text:span></text:span></text:p>
      <text:list xml:id="list284113463605077079" text:style-name="L3">
        <text:list-header>
          <text:p text:style-name="P9"><text:span text:style-name="T1">The optimal lenght for problem 1 is 6 and its actions are <text:s/>as follows:</text:span></text:p>
          <text:list>
            <text:list-item>
              <text:list>
                <text:list-header>
                  <text:p text:style-name="P9"><text:span text:style-name="T1">Load(C1, P1, SFO)</text:span></text:p>
                  <text:p text:style-name="P9"><text:span text:style-name="T1">Load(C2, P2, JFK)</text:span></text:p>
                  <text:p text:style-name="P9"><text:span text:style-name="T1">Fly(P1, SFO, JFK)</text:span></text:p>
                  <text:p text:style-name="P9"><text:span text:style-name="T1">Fly(P2, JFK, SFO)</text:span></text:p>
                  <text:p text:style-name="P9"><text:span text:style-name="T1">Unload(C1, P1, JFK)</text:span></text:p>
                  <text:p text:style-name="P9"><text:span text:style-name="T1">Unload(C2, P2, SFO)</text:span></text:p>
                </text:list-header>
              </text:list>
            </text:list-item>
          </text:list>
          <text:p text:style-name="P9"><text:span text:style-name="T1"/></text:p>
        </text:list-header>
        <text:list-item>
          <text:p text:style-name="P9"><text:span text:style-name="T1">Air Cargo Problem 2</text:span></text:p>
          <text:p text:style-name="P25"><text:span text:style-name="Source_20_Text"><text:span text:style-name="T4">Init(At(C1, SFO) ∧ At(C2, JFK) ∧ At(C3, ATL) </text:span></text:span></text:p>
        </text:list-item>
      </text:list>
      <text:p text:style-name="P27"><text:span text:style-name="Source_20_Text"><text:span text:style-name="T5"><text:s text:c="8"/>∧ </text:span></text:span><text:span text:style-name="Source_20_Text"><text:span text:style-name="T3">At(P1, SFO) ∧ At(P2, JFK) ∧ At(P3, ATL) </text:span></text:span></text:p>
      <text:p text:style-name="P27"><text:span text:style-name="Source_20_Text"><text:span text:style-name="T5"><text:s text:c="8"/>∧ </text:span></text:span><text:span text:style-name="Source_20_Text"><text:span text:style-name="T3">Cargo(C1) ∧ Cargo(C2) ∧ Cargo(C3)</text:span></text:span></text:p>
      <text:p text:style-name="P27"><text:span text:style-name="Source_20_Text"><text:span text:style-name="T5"><text:s text:c="8"/>∧ </text:span></text:span><text:span text:style-name="Source_20_Text"><text:span text:style-name="T3">Plane(P1) ∧ Plane(P2) ∧ Plane(P3)</text:span></text:span></text:p>
      <text:p text:style-name="P27"><text:span text:style-name="Source_20_Text"><text:span text:style-name="T5"><text:s text:c="8"/>∧ </text:span></text:span><text:span text:style-name="Source_20_Text"><text:span text:style-name="T3">Airport(JFK) ∧ Airport(SFO) ∧ Airport(ATL))</text:span></text:span></text:p>
      <text:p text:style-name="P27"><text:span text:style-name="Source_20_Text"><text:span text:style-name="T3"><text:tab/>Goal(At(C1, JFK) ∧ At(C2, SFO) ∧ At(C3, SFO))</text:span></text:span></text:p>
      <text:list xml:id="list5589245395024395684" text:style-name="L4">
        <text:list-header>
          <text:p text:style-name="P10"><text:span text:style-name="T1">The optimal lenght for problem 2 is 9 and its actions are <text:s/>as follows:</text:span></text:p>
          <text:list>
            <text:list-item>
              <text:list>
                <text:list-header>
                  <text:p text:style-name="P10"><text:span text:style-name="T1">Load(C2, P2, JFK)</text:span></text:p>
                  <text:p text:style-name="P10"><text:span text:style-name="T1">Load(C1, P1, SFO)</text:span></text:p>
                  <text:p text:style-name="P10"><text:span text:style-name="T1">Load(C3, P3, ATL)</text:span></text:p>
                  <text:p text:style-name="P10"><text:span text:style-name="T1">Fly(P2, JFK, SFO)</text:span></text:p>
                  <text:p text:style-name="P10"><text:span text:style-name="T1">Unload(C2, P2, SFO)</text:span></text:p>
                  <text:p text:style-name="P10"><text:span text:style-name="T1">Fly(P1, SFO, JFK)</text:span></text:p>
                  <text:p text:style-name="P10"><text:span text:style-name="T1">Unload(C1, P1, JFK)</text:span></text:p>
                  <text:p text:style-name="P10"><text:span text:style-name="T1">Fly(P3, ATL, SFO)</text:span></text:p>
                  <text:p text:style-name="P10"><text:span text:style-name="T1">Unload(C3, P3, SFO)</text:span></text:p>
                </text:list-header>
              </text:list>
            </text:list-item>
          </text:list>
        </text:list-header>
      </text:list>
      <text:p text:style-name="P11"/>
      <text:list xml:id="list2002593374" text:continue-numbering="true" text:style-name="L4">
        <text:list-item>
          <text:p text:style-name="P10"><text:soft-page-break/><text:span text:style-name="T1">Air Cargo Problem 3:</text:span></text:p>
          <text:p text:style-name="P26"><text:span text:style-name="Source_20_Text"><text:span text:style-name="T4">Init(At(C1, SFO) ∧ At(C2, JFK) ∧ At(C3, ATL) ∧ At(C4, ORD) </text:span></text:span></text:p>
        </text:list-item>
      </text:list>
      <text:p text:style-name="P27"><text:span text:style-name="Source_20_Text"><text:span text:style-name="T5"><text:s text:c="8"/>∧ </text:span></text:span><text:span text:style-name="Source_20_Text"><text:span text:style-name="T3">At(P1, SFO) ∧ At(P2, JFK) </text:span></text:span></text:p>
      <text:p text:style-name="P27"><text:span text:style-name="Source_20_Text"><text:span text:style-name="T5"><text:s text:c="8"/>∧ </text:span></text:span><text:span text:style-name="Source_20_Text"><text:span text:style-name="T3">Cargo(C1) ∧ Cargo(C2) ∧ Cargo(C3) ∧ Cargo(C4)</text:span></text:span></text:p>
      <text:p text:style-name="P27"><text:span text:style-name="Source_20_Text"><text:span text:style-name="T5"><text:s text:c="8"/>∧ </text:span></text:span><text:span text:style-name="Source_20_Text"><text:span text:style-name="T3">Plane(P1) ∧ Plane(P2)</text:span></text:span></text:p>
      <text:p text:style-name="P27"><text:span text:style-name="Source_20_Text"><text:span text:style-name="T5"><text:s text:c="8"/>∧ </text:span></text:span><text:span text:style-name="Source_20_Text"><text:span text:style-name="T3">Airport(JFK) ∧ Airport(SFO) ∧ Airport(ATL) ∧ Airport(ORD))</text:span></text:span></text:p>
      <text:p text:style-name="P27"><text:span text:style-name="Source_20_Text"><text:span text:style-name="T3"><text:tab/>Goal(At(C1, JFK) ∧ At(C3, JFK) ∧ At(C2, SFO) ∧ At(C4, SFO))</text:span></text:span></text:p>
      <text:list xml:id="list1770296912" text:continue-numbering="true" text:style-name="L4">
        <text:list-header>
          <text:p text:style-name="P6">The optimal lenght for problem 3 is 12 and its actions are <text:s/>as follows:</text:p>
          <text:list>
            <text:list-item>
              <text:list>
                <text:list-header>
                  <text:p text:style-name="P6">Load(C2, P2, JFK)</text:p>
                  <text:p text:style-name="P6">Load(C1, P1, SFO)</text:p>
                  <text:p text:style-name="P6">Fly(P2, JFK, ORD)</text:p>
                  <text:p text:style-name="P6">Load(C4, P2, ORD)</text:p>
                  <text:p text:style-name="P6">Fly(P1, SFO, ATL)</text:p>
                  <text:p text:style-name="P6">Load(C3, P1, ATL)</text:p>
                  <text:p text:style-name="P6">Fly(P1, ATL, JFK)</text:p>
                  <text:p text:style-name="P6">Unload(C1, P1, JFK)</text:p>
                  <text:p text:style-name="P6">Unload(C3, P1, JFK)</text:p>
                  <text:p text:style-name="P6">Fly(P2, ORD, SFO)</text:p>
                  <text:p text:style-name="P6">Unload(C2, P2, SFO)</text:p>
                  <text:p text:style-name="P6">Unload(C4, P2, SFO)</text:p>
                </text:list-header>
              </text:list>
            </text:list-item>
          </text:list>
        </text:list-header>
      </text:list>
      <text:p text:style-name="P5"/>
      <text:p text:style-name="P7">UNINFORMED SEARCH STRATEGIES:</text:p>
      <text:p text:style-name="P1">Uninformed serach strategies use only the information that the problem description provides. Therefore these strategies only generate succesor states and identifies the goal from the non-goal states<text:span text:style-name="T6">. In this report I compare the next 7 uninformed stategies:</text:span></text:p>
      <text:p text:style-name="P1"><text:span text:style-name="T1"/></text:p>
      <text:list xml:id="list7383906784693014402" text:style-name="L5">
        <text:list-item>
          <text:p text:style-name="P12"><text:span text:style-name="T1">breadth_first_search :</text:span></text:p>
        </text:list-item>
      </text:list>
      <text:list xml:id="list8767371679480289651" text:style-name="L6">
        <text:list-item>
          <text:p text:style-name="P13"><text:span text:style-name="T1">breadth_first_tree_search :</text:span></text:p>
        </text:list-item>
      </text:list>
      <text:list xml:id="list5734254428195993871" text:style-name="L7">
        <text:list-item>
          <text:p text:style-name="P14"><text:span text:style-name="T1">depth_first_graph_search :</text:span></text:p>
        </text:list-item>
      </text:list>
      <text:list xml:id="list1979313195507310074" text:style-name="L8">
        <text:list-item>
          <text:p text:style-name="P15"><text:span text:style-name="T1">depth_limited_search :</text:span></text:p>
        </text:list-item>
      </text:list>
      <text:list xml:id="list5791905484244367033" text:style-name="L9">
        <text:list-item>
          <text:p text:style-name="P16"><text:span text:style-name="T1">uniform_cost_search :</text:span></text:p>
        </text:list-item>
      </text:list>
      <text:list xml:id="list5379093814784230144" text:style-name="L10">
        <text:list-item>
          <text:p text:style-name="P17"><text:span text:style-name="T1">recursive_best_first_search h_1:</text:span></text:p>
        </text:list-item>
      </text:list>
      <text:list xml:id="list2854265216905037796" text:style-name="L11">
        <text:list-item>
          <text:p text:style-name="P18"><text:span text:style-name="T1">greedy_best_first_graph_search h_1:</text:span></text:p>
        </text:list-item>
      </text:list>
      <text:p text:style-name="P8"><text:span text:style-name="T1"/></text:p>
      <text:p text:style-name="P8"><text:span text:style-name="T1">The comparision is based on the next items:</text:span></text:p>
      <text:list xml:id="list4554185779130982748" text:style-name="L16">
        <text:list-item>
          <text:p text:style-name="P22"><text:span text:style-name="T1">speed: time exection</text:span></text:p>
        </text:list-item>
        <text:list-item>
          <text:p text:style-name="P22"><text:span text:style-name="T1">memory usage: Number of nodes in memory </text:span></text:p>
        </text:list-item>
        <text:list-item>
          <text:p text:style-name="P22"><text:span text:style-name="T1">optimality: Does the search strategy find always an optimal (cost-least) solution? </text:span></text:p>
        </text:list-item>
      </text:list>
      <text:p text:style-name="P8"><text:span text:style-name="T1"/></text:p>
      <text:p text:style-name="P8"><text:span text:style-name="T1"/></text:p>
      <text:list xml:id="list1688930324" text:continue-numbering="true" text:style-name="L16">
        <text:list-header>
          <text:p text:style-name="P22"><text:span text:style-name="T1"/></text:p>
        </text:list-header>
      </text:list>
      <text:p text:style-name="P8"><text:span text:style-name="T1"/></text:p>
      <text:p text:style-name="P8"><text:span text:style-name="T1"/></text:p>
      <text:list xml:id="list8811059978621412208" text:style-name="L12">
        <text:list-item>
          <text:p text:style-name="P19"><text:span text:style-name="T1">astar_search h_1:</text:span></text:p>
        </text:list-item>
      </text:list>
      <text:list xml:id="list5114974497684949399" text:style-name="L13">
        <text:list-item>
          <text:p text:style-name="P20"><text:span text:style-name="T1">astar_search h_ignore_preconditions:</text:span></text:p>
        </text:list-item>
      </text:list>
      <text:list xml:id="list1974736338071474041" text:style-name="L14">
        <text:list-item>
          <text:p text:style-name="P21"><text:span text:style-name="T1">astar_search h_pg_levelsum:</text:span></text:p>
        </text:list-item>
      </text:list>
      <text:p text:style-name="P8"><text:soft-page-break/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SFMono-Regular" svg:font-family="SFMono-Regular, Consolas, 'Liberation Mono', Menlo, Courier, monospace"/>
    <style:font-face style:name="apple-system" svg:font-family="apple-system, system-ui, 'Segoe UI', Helvetica, Arial, sans-serif, 'Apple Color Emoji', 'Segoe UI Emoji', 'Segoe UI Symbol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4T08:46:10</meta:creation-date>
    <dc:date>2018-02-14T11:28:08</dc:date>
    <meta:editing-duration>PT2H41M59S</meta:editing-duration>
    <meta:editing-cycles>6</meta:editing-cycles>
    <meta:generator>OpenOffice/4.1.4$Unix OpenOffice.org_project/414m5$Build-9788</meta:generator>
    <meta:document-statistic meta:table-count="0" meta:image-count="0" meta:object-count="0" meta:page-count="3" meta:paragraph-count="78" meta:word-count="438" meta:character-count="2789"/>
  </office:meta>
</office:document-meta>
</file>